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398in"/>
    </style:style>
    <style:style style:name="co2" style:family="table-column">
      <style:table-column-properties fo:break-before="auto" style:column-width="0.598in"/>
    </style:style>
    <style:style style:name="co3" style:family="table-column">
      <style:table-column-properties fo:break-before="auto" style:column-width="0.3291in"/>
    </style:style>
    <style:style style:name="co4" style:family="table-column">
      <style:table-column-properties fo:break-before="auto" style:column-width="0.4272in"/>
    </style:style>
    <style:style style:name="co5" style:family="table-column">
      <style:table-column-properties fo:break-before="auto" style:column-width="0.402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0.524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6665in" fo:break-before="auto" style:use-optimal-row-height="true"/>
    </style:style>
    <style:style style:name="ro3" style:family="table-row">
      <style:table-row-properties style:row-height="0.1945in" fo:break-before="auto" style:use-optimal-row-height="false"/>
    </style:style>
    <style:style style:name="ro4" style:family="table-row">
      <style:table-row-properties style:row-height="0.9307in" fo:break-before="auto" style:use-optimal-row-height="fals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0693in" fo:break-before="auto" style:use-optimal-row-height="false"/>
    </style:style>
    <style:style style:name="ro7" style:family="table-row">
      <style:table-row-properties style:row-height="0.0555in" fo:break-before="auto" style:use-optimal-row-height="false"/>
    </style:style>
    <style:style style:name="ro8" style:family="table-row">
      <style:table-row-properties style:row-height="0.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4"/>
        <table:table-column table:style-name="co4" table:default-cell-style-name="ce15"/>
        <table:table-column table:style-name="co7" table:number-columns-repeated="249" table:default-cell-style-name="ce15"/>
        <table:table-column table:style-name="co7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Stimulus Type</text:p>
          </table:table-cell>
          <table:table-cell table:style-name="ce2" office:value-type="string">
            <text:p>Movie</text:p>
          </table:table-cell>
          <table:table-cell table:style-name="ce2" office:value-type="string">
            <text:p>Mov Length</text:p>
          </table:table-cell>
          <table:table-cell table:style-name="ce2" office:value-type="string">
            <text:p>Time (mins)</text:p>
          </table:table-cell>
          <table:table-cell table:style-name="ce2" office:value-type="string">
            <text:p>Reps</text:p>
          </table:table-cell>
          <table:table-cell table:style-name="ce2" office:value-type="string">
            <text:p>Pause (sec)</text:p>
          </table:table-cell>
          <table:table-cell table:style-name="ce14" office:value-type="string">
            <text:p>Specifications</text:p>
          </table:table-cell>
          <table:table-cell table:style-name="ce16"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4" office:value-type="string">
            <text:p>No stimulus - get baseline noise 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Accomodation run</text:p>
          </table:table-cell>
          <table:table-cell table:style-name="ce4" office:value-type="string">
            <text:p>Birds</text:p>
          </table:table-cell>
          <table:table-cell table:style-name="ce4" office:value-type="float" office:value="900">
            <text:p>900</text:p>
          </table:table-cell>
          <table:table-cell table:style-name="ce8" table:formula="of:=([.E6]*([.C6]/30+[.F6]))/60" office:value-type="float" office:value="1.00666666666667">
            <text:p>1.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2">
            <text:p>0.2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4" office:value-type="string">
            <text:p>Original_Movie</text:p>
          </table:table-cell>
          <table:table-cell table:style-name="ce4" office:value-type="string">
            <text:p>Birds</text:p>
          </table:table-cell>
          <table:table-cell table:style-name="ce4" office:value-type="float" office:value="900">
            <text:p>900</text:p>
          </table:table-cell>
          <table:table-cell table:style-name="ce8" table:formula="of:=([.E7]*([.C7]/30+[.F7]))/60" office:value-type="float" office:value="17.6166666666667">
            <text:p>17.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tat_Surr_Median_Whole_Movie</text:p>
          </table:table-cell>
          <table:table-cell table:style-name="ce4" office:value-type="string">
            <text:p>Birds</text:p>
          </table:table-cell>
          <table:table-cell table:style-name="ce4" office:value-type="float" office:value="900">
            <text:p>900</text:p>
          </table:table-cell>
          <table:table-cell table:style-name="ce8" table:formula="of:=([.E8]*([.C8]/30+[.F8]))/60" office:value-type="float" office:value="17.6166666666667">
            <text:p>17.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ynamic_Surr_Median_Each_Frame</text:p>
          </table:table-cell>
          <table:table-cell table:style-name="ce4" office:value-type="string">
            <text:p>Birds</text:p>
          </table:table-cell>
          <table:table-cell table:style-name="ce4" office:value-type="float" office:value="900">
            <text:p>900</text:p>
          </table:table-cell>
          <table:table-cell table:style-name="ce8" table:formula="of:=([.E9]*([.C9]/30+[.F9]))/60" office:value-type="float" office:value="17.6166666666667">
            <text:p>17.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ynamic_Surr_Shuffled_Median_Each_Frame</text:p>
          </table:table-cell>
          <table:table-cell table:style-name="ce4" office:value-type="string">
            <text:p>Birds</text:p>
          </table:table-cell>
          <table:table-cell table:style-name="ce4" office:value-type="float" office:value="900">
            <text:p>900</text:p>
          </table:table-cell>
          <table:table-cell table:style-name="ce8" table:formula="of:=([.E10]*([.C10]/30+[.F10]))/60" office:value-type="float" office:value="17.6166666666667">
            <text:p>17.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10_Percent_Each_Frame</text:p>
          </table:table-cell>
          <table:table-cell table:style-name="ce4" office:value-type="string">
            <text:p>Birds</text:p>
          </table:table-cell>
          <table:table-cell table:style-name="ce4" office:value-type="float" office:value="900">
            <text:p>900</text:p>
          </table:table-cell>
          <table:table-cell table:style-name="ce8" table:formula="of:=([.E11]*([.C11]/30+[.F11]))/60" office:value-type="float" office:value="17.6166666666667">
            <text:p>17.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50_Percent_Each_Frame</text:p>
          </table:table-cell>
          <table:table-cell table:style-name="ce4" office:value-type="string">
            <text:p>Birds</text:p>
          </table:table-cell>
          <table:table-cell table:style-name="ce4" office:value-type="float" office:value="900">
            <text:p>900</text:p>
          </table:table-cell>
          <table:table-cell table:style-name="ce8" table:formula="of:=([.E12]*([.C12]/30+[.F12]))/60" office:value-type="float" office:value="17.6166666666667">
            <text:p>17.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90_Percent_Each_Frame</text:p>
          </table:table-cell>
          <table:table-cell table:style-name="ce4" office:value-type="string">
            <text:p>Birds</text:p>
          </table:table-cell>
          <table:table-cell table:style-name="ce4" office:value-type="float" office:value="900">
            <text:p>900</text:p>
          </table:table-cell>
          <table:table-cell table:style-name="ce8" table:formula="of:=([.E13]*([.C13]/30+[.F13]))/60" office:value-type="float" office:value="17.6166666666667">
            <text:p>17.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Original_Movie</text:p>
          </table:table-cell>
          <table:table-cell table:style-name="ce4" office:value-type="string">
            <text:p>MouseCage1</text:p>
          </table:table-cell>
          <table:table-cell table:style-name="ce4" office:value-type="float" office:value="294">
            <text:p>294</text:p>
          </table:table-cell>
          <table:table-cell table:style-name="ce8" table:formula="of:=([.E14]*([.C14]/30+[.F14]))/60" office:value-type="float" office:value="5.83333333333333">
            <text:p>5.8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tat_Surr_Median_Whole_Movie</text:p>
          </table:table-cell>
          <table:table-cell table:style-name="ce4" office:value-type="string">
            <text:p>MouseCage1</text:p>
          </table:table-cell>
          <table:table-cell table:style-name="ce4" office:value-type="float" office:value="294">
            <text:p>294</text:p>
          </table:table-cell>
          <table:table-cell table:style-name="ce8" table:formula="of:=([.E15]*([.C15]/30+[.F15]))/60" office:value-type="float" office:value="5.83333333333333">
            <text:p>5.8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ots of Different Sizes</text:p>
          </table:table-cell>
          <table:table-cell table:style-name="ce4" office:value-type="string">
            <text:p>n/a</text:p>
          </table:table-cell>
          <table:table-cell table:style-name="ce4"/>
          <table:table-cell table:style-name="ce8" office:value-type="float" office:value="28">
            <text:p>28.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White Noise Checkerboard</text:p>
          </table:table-cell>
          <table:table-cell office:value-type="string">
            <text:p>n/a</text:p>
          </table:table-cell>
          <table:table-cell/>
          <table:table-cell table:style-name="ce8" office:value-type="float" office:value="45">
            <text:p>45.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moving bar @ diff speeds &amp; contrasts</text:p>
          </table:table-cell>
          <table:table-cell table:style-name="ce5" office:value-type="string">
            <text:p>n/a</text:p>
          </table:table-cell>
          <table:table-cell table:style-name="ce5"/>
          <table:table-cell table:style-name="ce9" office:value-type="float" office:value="44">
            <text:p>44.0</text:p>
          </table:table-cell>
          <table:table-cell table:style-name="ce12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vel: 200, 600, 1200; height 100, 300, 600, 900; width: 300</text:p>
            <text:p>contrast: 25%, 50%, 75% above mid gra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7" office:value-type="string">
            <text:p>Grand Total</text:p>
          </table:table-cell>
          <table:table-cell table:style-name="ce7"/>
          <table:table-cell table:style-name="ce10" table:formula="of:=SUM([.D5:.D20])/60" office:value-type="float" office:value="4.29983333333333">
            <text:p>4.3</text:p>
          </table:table-cell>
          <table:table-cell table:style-name="ce13" office:value-type="string">
            <text:p>hr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8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8"/>
          <table:table-cell table:style-name="ce4" table:number-columns-repeated="2"/>
          <table:table-cell table:number-columns-repeated="1018"/>
        </table:table-row>
        <table:table-row table:style-name="ro6">
          <table:table-cell table:style-name="ce6" table:number-columns-repeated="7"/>
          <table:table-cell table:number-columns-repeated="1017"/>
        </table:table-row>
        <table:table-row table:style-name="ro1">
          <table:table-cell table:style-name="ce2" office:value-type="string">
            <text:p>Not Used:</text:p>
          </table:table-cell>
          <table:table-cell table:number-columns-repeated="3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Surr_Indep_Shuffled_Median_and_Std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8" table:formula="of:=([.E30]*(300/30+[.F30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Whole_Movi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8" table:formula="of:=([.E31]*(300/30+[.F31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/>
          <table:table-cell table:style-name="ce17" table:formula="of:=SUM([.D6:.D16])/60" office:value-type="float" office:value="2.73316666666667">
            <text:p>2.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Pixelated_Surr_Shuffled_25_Percent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8" table:formula="of:=([.E32]*(300/30+[.F32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tat_Surr_Mean_Whole_Movi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4" table:formula="of:=([.E33]*(300/30+[.F33]))/60" office:value-type="float" office:value="8.33333333333333">
            <text:p>8.3333333333333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ynamic_Surr_Mean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4" table:formula="of:=([.E34]*(300/30+[.F34]))/60" office:value-type="float" office:value="8.33333333333333">
            <text:p>8.3333333333333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ynamic_Surr_Shuffled_Mean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4" table:formula="of:=([.E35]*(300/30+[.F35]))/60" office:value-type="float" office:value="8.33333333333333">
            <text:p>8.3333333333333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05_Percent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4" table:formula="of:=([.E36]*(300/30+[.F36]))/60" office:value-type="float" office:value="8.33333333333333">
            <text:p>8.3333333333333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10_Percent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4" table:formula="of:=([.E37]*(300/30+[.F37]))/60" office:value-type="float" office:value="8.33333333333333">
            <text:p>8.3333333333333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50_Percent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4" table:formula="of:=([.E38]*(300/30+[.F38]))/60" office:value-type="float" office:value="8.33333333333333">
            <text:p>8.3333333333333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90_Percent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4" table:formula="of:=([.E39]*(300/30+[.F39]))/60" office:value-type="float" office:value="8.33333333333333">
            <text:p>8.3333333333333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Original_Movie</text:p>
          </table:table-cell>
          <table:table-cell table:style-name="ce4" office:value-type="string">
            <text:p>MouseCage2</text:p>
          </table:table-cell>
          <table:table-cell table:style-name="ce4"/>
          <table:table-cell table:style-name="ce8" table:formula="of:=([.E40]*(300/30+[.F40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tat_Surr_Median_Whole_Movie</text:p>
          </table:table-cell>
          <table:table-cell table:style-name="ce4" office:value-type="string">
            <text:p>MouseCage2</text:p>
          </table:table-cell>
          <table:table-cell table:style-name="ce4"/>
          <table:table-cell table:style-name="ce8" table:formula="of:=([.E41]*(300/30+[.F41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Original_Movie</text:p>
          </table:table-cell>
          <table:table-cell table:style-name="ce4" office:value-type="string">
            <text:p>MouseCage5</text:p>
          </table:table-cell>
          <table:table-cell table:style-name="ce4"/>
          <table:table-cell table:style-name="ce8" table:formula="of:=([.E42]*(300/30+[.F42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tat_Surr_Median_Whole_Movie</text:p>
          </table:table-cell>
          <table:table-cell table:style-name="ce4" office:value-type="string">
            <text:p>MouseCage5</text:p>
          </table:table-cell>
          <table:table-cell table:style-name="ce4"/>
          <table:table-cell table:style-name="ce8" table:formula="of:=([.E43]*(300/30+[.F43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 table:style-name="ce4" office:value-type="string">
            <text:p>Dynamic_Surr_Median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8" table:formula="of:=([.E45]*(300/30+[.F45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ynamic_Surr_Shuffled_Median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8" table:formula="of:=([.E46]*(300/30+[.F46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">
          <table:table-cell table:style-name="ce4" office:value-type="string">
            <text:p>Pixelated_Surr_Shuffled_25_Percent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8" table:formula="of:=([.E48]*(300/30+[.F48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75_Percent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8" table:formula="of:=([.E49]*(300/30+[.F49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ixelated_Surr_Shuffled_100_Percent_Each_Frame</text:p>
          </table:table-cell>
          <table:table-cell table:style-name="ce4" office:value-type="string">
            <text:p>Movie#?</text:p>
          </table:table-cell>
          <table:table-cell table:style-name="ce4"/>
          <table:table-cell table:style-name="ce8" table:formula="of:=([.E50]*(300/30+[.F50]))/60" office:value-type="float" office:value="8.33333333333333">
            <text:p>8.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whole natural scene movie</text:p>
          </table:table-cell>
          <table:table-cell table:number-columns-repeated="2"/>
          <table:table-cell table:formula="of:=32*25/60" office:value-type="float" office:value="13.3333333333333">
            <text:p>13.3333333333333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Static (median of all frames)</text:p>
          </table:table-cell>
          <table:table-cell table:number-columns-repeated="2"/>
          <table:table-cell table:formula="of:=32*25/60" office:value-type="float" office:value="13.3333333333333">
            <text:p>13.3333333333333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Static (median of each frame)</text:p>
          </table:table-cell>
          <table:table-cell table:number-columns-repeated="2"/>
          <table:table-cell table:formula="of:=32*25/60" office:value-type="float" office:value="13.3333333333333">
            <text:p>13.3333333333333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8">
          <table:table-cell office:value-type="string">
            <text:p>Dynamic (median of all frames, std of all frames); all surround pixels have same value</text:p>
          </table:table-cell>
          <table:table-cell table:number-columns-repeated="2"/>
          <table:table-cell table:formula="of:=32*25/60" office:value-type="float" office:value="13.3333333333333">
            <text:p>13.3333333333333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Shuffled of all frames</text:p>
          </table:table-cell>
          <table:table-cell table:number-columns-repeated="2"/>
          <table:table-cell table:formula="of:=32*25/60" office:value-type="float" office:value="13.3333333333333">
            <text:p>13.3333333333333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Shuffled of each frame</text:p>
          </table:table-cell>
          <table:table-cell table:number-columns-repeated="2"/>
          <table:table-cell table:formula="of:=32*25/60" office:value-type="float" office:value="13.3333333333333">
            <text:p>13.3333333333333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5">
          <table:table-cell office:value-type="string">
            <text:p>Shuffle Brightness and Contrast between frames</text:p>
          </table:table-cell>
          <table:table-cell table:number-columns-repeated="2"/>
          <table:table-cell table:formula="of:=32*25/60" office:value-type="float" office:value="13.3333333333333">
            <text:p>13.3333333333333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5">
          <table:table-cell office:value-type="string">
            <text:p>StimParams_07_SpotsIncrSize.mat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WN of all frames</text:p>
          </table:table-cell>
          <table:table-cell table:number-columns-repeated="2"/>
          <table:table-cell table:formula="of:=32*25/60" office:value-type="float" office:value="13.3333333333333">
            <text:p>13.3333333333333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WN of each frame</text:p>
          </table:table-cell>
          <table:table-cell table:number-columns-repeated="2"/>
          <table:table-cell table:formula="of:=32*25/60" office:value-type="float" office:value="13.3333333333333">
            <text:p>13.3333333333333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number-columns-repeated="1018"/>
        </table:table-row>
        <table:table-row table:style-name="ro5">
          <table:table-cell office:value-type="string">
            <text:p>StimParams_09_Wn60PerCheckerboard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>
            <text:p>total runtime</text:p>
          </table:table-cell>
          <table:table-cell table:number-columns-repeated="2"/>
          <table:table-cell table:formula="of:=SUM([.D6:.D45])" office:value-type="float" office:value="382.289833333333">
            <text:p>382.289833333333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5">
          <table:table-cell office:value-type="string">
            <text:p>StimParams_00_GratingsWnSurrGray.mat'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office:value-type="string">
            <text:p>StimParams_01_GratingsWnSurrCorr.mat'.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5">
          <table:table-cell office:value-type="string">
            <text:p>StimParams_02_GratingsWnSurrAntiCorr.mat'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office:value-type="string">
            <text:p><text:s/>'StimParams_03_GratingsWnSurrUnCorr.mat'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>
            <text:p>StimParams_05_Curtains.mat'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office:value-type="string">
            <text:p>StimParams_06_GratingsWnSurrCheckerboard.mat'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office:value-type="string">
            <text:p>StimParams_07_SpotsIncrSize.mat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office:value-type="string">
            <text:p>StimParams_08_Wn25PerCheckerboard'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40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8" table:number-columns-repeated="257" table:default-cell-style-name="ce18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257" table:default-cell-style-name="ce18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Fr.</number:text>
      <number:number number:decimal-places="0" number:min-integer-digits="1" number:grouping="true"/>
    </number:number-style>
    <number:number-style style:name="N116">
      <number:text>-Fr.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Fr.</number:text>
      <number:number number:decimal-places="0" number:min-integer-digits="1" number:grouping="true"/>
    </number:number-style>
    <number:number-style style:name="N117">
      <style:text-properties fo:color="#ff0000"/>
      <number:text>-Fr.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Fr.</number:text>
      <number:number number:decimal-places="2" number:min-integer-digits="1" number:grouping="true"/>
    </number:number-style>
    <number:number-style style:name="N118">
      <number:text>-Fr.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Fr.</number:text>
      <number:number number:decimal-places="2" number:min-integer-digits="1" number:grouping="true"/>
    </number:number-style>
    <number:number-style style:name="N119">
      <style:text-properties fo:color="#ff0000"/>
      <number:text>-Fr.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r.</number:text>
      <number:number number:decimal-places="0" number:min-integer-digits="1" number:grouping="true"/>
      <number:text> </number:text>
    </number:number-style>
    <number:number-style style:name="N121P1" style:volatile="true">
      <number:text>-Fr.</number:text>
      <number:number number:decimal-places="0" number:min-integer-digits="1" number:grouping="true"/>
      <number:text> </number:text>
    </number:number-style>
    <number:number-style style:name="N121P2" style:volatile="true">
      <number:text> Fr.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Fr.</number:text>
      <number:number number:decimal-places="2" number:min-integer-digits="1" number:grouping="true"/>
      <number:text> </number:text>
    </number:number-style>
    <number:number-style style:name="N123P1" style:volatile="true">
      <number:text>-Fr.</number:text>
      <number:number number:decimal-places="2" number:min-integer-digits="1" number:grouping="true"/>
      <number:text> </number:text>
    </number:number-style>
    <number:number-style style:name="N123P2" style:volatile="true">
      <number:text> Fr.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7/30/2012</text:date>, <text:time>18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-bsse</meta:initial-creator>
    <dc:creator>d-bsse</dc:creator>
    <dc:date>2012-03-27T13:15:19</dc:date>
    <meta:print-date>2012-03-27T13:08:16</meta:print-date>
    <meta:document-statistic meta:table-count="3" meta:cell-count="237" meta:object-count="0"/>
    <meta:generator>OpenOffice.org/3.2$Unix OpenOffice.org_project/320m12$Build-9483</meta:generator>
  </office:meta>
</office:document-meta>
</file>